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fo:min-height="0.318cm"/>
    </style:style>
    <style:style style:name="gr8" style:family="graphic" style:parent-style-name="standard">
      <style:graphic-properties draw:stroke="none" svg:stroke-color="#000000" draw:fill="none" draw:fill-color="#ffffff" fo:min-height="0.3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5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27cm" svg:x="1.239cm" svg:y="1.463cm"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81cm" svg:height="1.27cm" svg:x="10.629cm" svg:y="1.48cm">
          <text:p text:style-name="P1"><text:span text:style-name="T1">Compute Manhattan </text:span></text:p>
          <text:p text:style-name="P1"><text:span text:style-name="T1">matrix 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81cm" svg:height="1.27cm" svg:x="10.629cm" svg:y="3.368cm">
          <text:p text:style-name="P1"><text:span text:style-name="T1">Compute Manhattan </text:span></text:p>
          <text:p text:style-name="P1"><text:span text:style-name="T1">weight Vector 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81cm" svg:height="1.27cm" svg:x="10.629cm" svg:y="5.273cm">
          <text:p text:style-name="P1"><text:span text:style-name="T1">Compute demand field 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4.78cm" svg:height="1.705cm" svg:x="10.16cm" svg:y="7.248cm">
          <text:p text:style-name="P2">Compute winning state w.</text:p>
          <draw:enhanced-geometry svg:viewBox="0 0 21600 21600" draw:type="rectangle" draw:enhanced-path="M 0 0 L 21600 0 21600 21600 0 21600 0 0 Z N"/>
        </draw:custom-shape>
        <draw:frame draw:style-name="gr3" draw:layer="layout" svg:width="4.805cm" svg:height="0.444cm" svg:x="10.269cm" svg:y="8.1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id="id11" draw:layer="layout" svg:width="4.88cm" svg:height="1.415cm" svg:x="10.094cm" svg:y="9.573cm">
          <text:p text:style-name="P1"><text:span text:style-name="T1">Compute winning processor c</text:span></text:p>
          <draw:enhanced-geometry svg:viewBox="0 0 21600 21600" draw:type="rectangle" draw:enhanced-path="M 0 0 L 21600 0 21600 21600 0 21600 0 0 Z N"/>
        </draw:custom-shape>
        <draw:frame draw:style-name="gr3" draw:layer="layout" svg:width="3.647cm" svg:height="0.444cm" svg:x="10.764cm" svg:y="10.3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2" draw:id="id5" draw:layer="layout" svg:width="5.08cm" svg:height="1.27cm" svg:x="10.008cm" svg:y="11.83cm">
          <text:p text:style-name="P3"><text:span text:style-name="T1">Transition processor</text:span></text:p>
          <text:p text:style-name="P3"><text:span text:style-name="T2">c</text:span><text:span text:style-name="T1"> to state </text:span><text:span text:style-name="T2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2" draw:layer="layout" svg:width="1.27cm" svg:height="1.27cm" svg:x="5.684cm" svg:y="1.463cm"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.905cm" svg:height="1.905cm" svg:x="7.689cm" svg:y="1.163cm">
          <text:p text:style-name="P1"><text:span text:style-name="T1">I &lt; Loa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5.049cm" svg:y1="2.098cm" svg:x2="5.684cm" svg:y2="2.098cm" draw:start-shape="id1" draw:start-glue-point="1" draw:end-shape="id2" draw:end-glue-point="3" svg:d="m5049 2098h635">
          <text:p/>
        </draw:connector>
        <draw:connector draw:style-name="gr4" draw:text-style-name="P1" draw:id="id7" draw:layer="layout" draw:type="line" svg:x1="6.954cm" svg:y1="2.098cm" svg:x2="7.689cm" svg:y2="2.115cm" draw:start-shape="id2" draw:start-glue-point="1" draw:end-shape="id3" draw:end-glue-point="5" svg:d="m6954 2098 735 17">
          <text:p/>
        </draw:connector>
        <draw:connector draw:style-name="gr4" draw:text-style-name="P1" draw:layer="layout" draw:type="line" svg:x1="9.594cm" svg:y1="2.115cm" svg:x2="10.629cm" svg:y2="2.115cm" draw:start-shape="id3" draw:start-glue-point="7" draw:end-shape="id4" draw:end-glue-point="3" svg:d="m9594 2115h1035">
          <text:p/>
        </draw:connector>
        <draw:custom-shape draw:style-name="gr1" draw:text-style-name="P2" draw:id="id6" draw:layer="layout" svg:width="1.27cm" svg:height="1.27cm" svg:x="6.682cm" svg:y="11.83cm">
          <text:p text:style-name="P1"><text:span text:style-name="T1">I = I +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515cm" svg:y1="12.464cm" svg:x2="7.952cm" svg:y2="12.465cm" draw:start-shape="id5" draw:start-glue-point="6" draw:end-shape="id6" draw:end-glue-point="1" svg:d="m10515 12464-2563 1">
          <text:p/>
        </draw:connector>
        <draw:connector draw:style-name="gr4" draw:text-style-name="P1" draw:layer="layout" draw:type="line" svg:x1="7.317cm" svg:y1="11.83cm" svg:x2="7.321cm" svg:y2="2.106cm" draw:start-shape="id6" draw:start-glue-point="0" draw:end-shape="id7" draw:end-glue-point="0" svg:d="m7317 11830 4-9724">
          <text:p/>
        </draw:connector>
        <draw:connector draw:style-name="gr4" draw:text-style-name="P1" draw:layer="layout" draw:type="line" svg:x1="12.534cm" svg:y1="2.75cm" svg:x2="12.534cm" svg:y2="3.368cm" draw:start-shape="id4" draw:start-glue-point="2" draw:end-shape="id8" draw:end-glue-point="0" svg:d="m12534 2750v618">
          <text:p/>
        </draw:connector>
        <draw:connector draw:style-name="gr4" draw:text-style-name="P1" draw:layer="layout" draw:type="line" svg:x1="12.534cm" svg:y1="4.638cm" svg:x2="12.534cm" svg:y2="5.273cm" draw:start-shape="id8" draw:start-glue-point="2" draw:end-shape="id9" draw:end-glue-point="0" svg:d="m12534 4638v635">
          <text:p/>
        </draw:connector>
        <draw:connector draw:style-name="gr4" draw:text-style-name="P1" draw:layer="layout" draw:type="line" svg:x1="12.534cm" svg:y1="6.543cm" svg:x2="12.55cm" svg:y2="7.248cm" draw:start-shape="id9" draw:start-glue-point="2" draw:end-shape="id10" svg:d="m12534 6543 16 705">
          <text:p/>
        </draw:connector>
        <draw:connector draw:style-name="gr4" draw:text-style-name="P1" draw:layer="layout" draw:type="line" svg:x1="12.55cm" svg:y1="8.953cm" svg:x2="12.534cm" svg:y2="9.573cm" draw:start-shape="id10" draw:start-glue-point="2" draw:end-shape="id11" draw:end-glue-point="0" svg:d="m12550 8953-16 620">
          <text:p/>
        </draw:connector>
        <draw:connector draw:style-name="gr4" draw:text-style-name="P1" draw:layer="layout" draw:type="line" svg:x1="12.534cm" svg:y1="10.988cm" svg:x2="12.547cm" svg:y2="11.83cm" draw:start-shape="id11" draw:start-glue-point="2" draw:end-shape="id5" draw:end-glue-point="5" svg:d="m12534 10988 13 842">
          <text:p/>
        </draw:connector>
        <draw:custom-shape draw:style-name="gr5" draw:text-style-name="P2" draw:id="id12" draw:layer="layout" svg:width="2.033cm" svg:height="0.878cm" svg:x="7.635cm" svg:y="5.386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4" draw:layer="layout" draw:type="line" svg:x1="8.641cm" svg:y1="3.068cm" svg:x2="8.65cm" svg:y2="5.386cm" draw:start-shape="id3" draw:start-glue-point="6" draw:end-shape="id12" draw:end-glue-point="4" svg:d="m8641 3068 9 2318">
          <text:p/>
        </draw:connector>
        <draw:custom-shape draw:style-name="gr5" draw:text-style-name="P2" draw:id="id13" draw:layer="layout" svg:width="2.033cm" svg:height="0.878cm" svg:x="2.136cm" svg:y="5.38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3.151cm" svg:y1="5.386cm" svg:x2="3.144cm" svg:y2="2.733cm" draw:start-shape="id13" draw:start-glue-point="4" draw:end-shape="id1" svg:d="m3151 5386-7-2653">
          <text:p/>
        </draw:connector>
        <draw:frame draw:style-name="gr7" draw:text-style-name="P5" draw:layer="layout" svg:width="1.137cm" svg:height="0.568cm" svg:x="8.477cm" svg:y="2.929cm">
          <draw:text-box>
            <text:p text:style-name="P5"><text:span text:style-name="T3">False</text:span></text:p>
          </draw:text-box>
        </draw:frame>
        <draw:frame draw:style-name="gr8" draw:text-style-name="P5" draw:layer="layout" svg:width="1.137cm" svg:height="0.568cm" svg:x="9.356cm" svg:y="1.991cm">
          <draw:text-box>
            <text:p text:style-name="P5"><text:span text:style-name="T3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12:18:16</meta:creation-date>
    <dc:date>2009-07-14T13:28:04</dc:date>
    <meta:editing-duration>PT00H22M14S</meta:editing-duration>
    <meta:editing-cycles>6</meta:editing-cycles>
    <meta:generator>OpenOffice.org/3.0$Linux OpenOffice.org_project/300m15$Build-9379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row>
          <math:msub>
            <math:mi>F</math:mi>
            <math:mi>y</math:mi>
          </math:msub>
          <math:mo math:stretchy="false">×</math:mo>
          <math:msub>
            <math:mi>W</math:mi>
            <math:mi>y</math:mi>
          </math:msub>
        </math:mrow>
        <math:mo math:stretchy="false">≤</math:mo>
        <math:mrow>
          <math:msub>
            <math:mi>F</math:mi>
            <math:mi>x</math:mi>
          </math:msub>
          <math:mo math:stretchy="false">×</math:mo>
          <math:msub>
            <math:mi>W</math:mi>
            <math:mi>x</math:mi>
          </math:msub>
        </math:mrow>
      </math:mrow>
      <math:mo math:stretchy="false">}</math:mo>
    </math:mrow>
    <math:annotation math:encoding="StarMath 5.0">w = \{x "|" forall y : F_y times W_y &lt;=  F_x times W_x 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sub>
          <math:mi>M</math:mi>
          <math:mi math:fontstyle="italic">yw</math:mi>
        </math:msub>
        <math:mo math:stretchy="false">≤</math:mo>
        <math:msub>
          <math:mi>M</math:mi>
          <math:mi math:fontstyle="italic">xw</math:mi>
        </math:msub>
      </math:mrow>
      <math:mo math:stretchy="false">}</math:mo>
    </math:mrow>
    <math:annotation math:encoding="StarMath 5.0">c = \{ x "|" forall y : M_{yw} &lt;= M_{xw} \}</math:annotation>
  </math:semantics>
</math:math>
</file>